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5f45" officeooo:paragraph-rsid="001f5f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wer this Question <text:s/>---- <text:s/>20 marks</text:p>
      <text:p text:style-name="P1"/>
      <text:p text:style-name="P1">Write an executable program with a custom annotation of type marker, single value, multiple value along with the usage of built in annotations like @Retention, @Target etc., for definining your custom annot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5:02:01.352184632</meta:creation-date>
    <dc:date>2016-06-23T15:06:57.418722422</dc:date>
    <meta:editing-duration>P0D</meta:editing-duration>
    <meta:editing-cycles>1</meta:editing-cycles>
    <meta:document-statistic meta:table-count="0" meta:image-count="0" meta:object-count="0" meta:page-count="1" meta:paragraph-count="2" meta:word-count="38" meta:character-count="249" meta:non-whitespace-character-count="211"/>
    <meta:generator>LibreOffice/4.2.8.2$Linux_X86_64 LibreOffice_project/420m0$Build-2</meta:generator>
  </office:meta>
</office:document-meta>
</file>